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Monaco2" svg:font-family="Monaco" style:font-family-generic="modern" style:font-pitch="fixed"/>
    <style:font-face style:name="Monaco1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614cm" fo:min-width="15.1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.55cm" fo:min-width="6.4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draw:fill="none" fo:min-height="1.933cm"/>
    </style:style>
    <style:style style:name="gr6" style:family="graphic" style:parent-style-name="standard">
      <style:graphic-properties draw:stroke="none" draw:fill="none" fo:min-height="0.9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648cm" fo:min-width="0.112cm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433cm" fo:min-width="14.09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none" fo:min-height="2.703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7.879cm" fo:min-width="18.58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none" fo:min-height="7.632cm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3.752cm" fo:min-width="24.97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fill="none" fo:min-height="9.582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76cm" fo:min-width="15.11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fill="none" fo:min-height="5.545cm"/>
    </style:style>
    <style:style style:name="gr17" style:family="graphic" style:parent-style-name="standard">
      <style:graphic-properties draw:stroke="none" draw:fill="none" fo:min-height="3.82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24cm" fo:min-width="0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873cm" fo:min-width="26.10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draw:fill="none" fo:min-height="5.008cm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3.075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345cm" fo:min-width="2.592cm"/>
    </style:style>
    <style:style style:name="gr2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2.315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206cm" fo:min-width="8.36cm"/>
    </style:style>
    <style:style style:name="gr2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927cm" fo:min-width="12.812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294cm" fo:min-width="8.36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03cm" fo:min-width="5.359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3cm" fo:min-width="8.36cm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288cm" fo:min-width="26.3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fill="none" fo:min-height="3.17cm"/>
    </style:style>
    <style:style style:name="gr32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496cm" fo:min-width="25.226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0.857cm" fo:min-width="6.535cm"/>
    </style:style>
    <style:style style:name="gr3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.665cm" fo:min-width="22.018cm"/>
    </style:style>
    <style:style style:name="gr35" style:family="graphic" style:parent-style-name="standard">
      <style:graphic-properties draw:fill-color="#e6e6e6" draw:textarea-horizontal-align="justify" draw:textarea-vertical-align="middle" draw:auto-grow-height="false" fo:min-height="0.857cm" fo:min-width="11.913cm"/>
    </style:style>
    <style:style style:name="gr3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51cm" fo:min-width="5.269cm"/>
    </style:style>
    <style:style style:name="gr37" style:family="graphic" style:parent-style-name="standard">
      <style:graphic-properties draw:fill-color="#e6e6e6" draw:textarea-horizontal-align="justify" draw:textarea-vertical-align="middle" draw:auto-grow-height="false" fo:min-height="0.857cm" fo:min-width="9.743cm"/>
    </style:style>
    <style:style style:name="gr3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442cm" fo:min-width="0.4cm"/>
    </style:style>
    <style:style style:name="gr39" style:family="graphic" style:parent-style-name="standard">
      <style:graphic-properties draw:fill-color="#e6e6e6" draw:textarea-horizontal-align="justify" draw:textarea-vertical-align="middle" draw:auto-grow-height="false" fo:min-height="1.155cm" fo:min-width="8.245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cc"/>
      <style:paragraph-properties style:writing-mode="lr-tb"/>
    </style:style>
    <style:style style:name="P6" style:family="paragraph">
      <style:paragraph-properties style:text-autospace="none"/>
      <style:text-properties style:font-name="Monaco2" fo:font-size="11pt" style:font-name-asian="Monaco2" style:font-size-asian="11pt" style:font-name-complex="Monaco2" style:font-size-complex="11pt"/>
    </style:style>
    <style:style style:name="P7" style:family="paragraph">
      <loext:graphic-properties draw:fill="none"/>
      <style:paragraph-properties style:text-autospace="none"/>
      <style:text-properties style:font-name="Monaco2" fo:font-size="11pt" style:font-name-asian="Monaco2" style:font-size-asian="11pt" style:font-name-complex="Monaco2" style:font-size-complex="11pt"/>
    </style:style>
    <style:style style:name="P8" style:family="paragraph">
      <style:paragraph-properties style:text-autospace="none"/>
      <style:text-properties style:font-name="Monaco2" fo:font-size="22pt" style:font-name-asian="Monaco2" style:font-size-asian="22pt" style:font-name-complex="Monaco2" style:font-size-complex="22pt"/>
    </style:style>
    <style:style style:name="P9" style:family="paragraph">
      <loext:graphic-properties draw:fill="none"/>
      <style:paragraph-properties style:text-autospace="none"/>
      <style:text-properties style:font-name="Monaco2" fo:font-size="22pt" style:font-name-asian="Monaco2" style:font-size-asian="22pt" style:font-name-complex="Monaco2" style:font-size-complex="22pt"/>
    </style:style>
    <style:style style:name="P10" style:family="paragraph">
      <style:paragraph-properties fo:text-align="center"/>
      <style:text-properties fo:color="#0000ff"/>
    </style:style>
    <style:style style:name="P11" style:family="paragraph">
      <loext:graphic-properties draw:fill="none" draw:fill-color="#ffffff"/>
      <style:paragraph-properties fo:text-align="center"/>
      <style:text-properties fo:color="#0000ff"/>
    </style:style>
    <style:style style:name="P12" style:family="paragraph">
      <style:text-properties fo:color="#0000ff"/>
    </style:style>
    <style:style style:name="P13" style:family="paragraph">
      <loext:graphic-properties draw:fill="none" draw:fill-color="#ffffff"/>
      <style:text-properties fo:color="#0000ff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.42cm" fo:margin-bottom="0.35cm" fo:text-align="start"/>
      <style:text-properties style:font-name="Monaco" fo:font-size="18pt" style:font-size-asian="10pt" style:font-size-complex="10pt"/>
    </style:style>
    <style:style style:name="P17" style:family="paragraph">
      <loext:graphic-properties draw:fill="none"/>
      <style:paragraph-properties fo:margin-top="0.42cm" fo:margin-bottom="0.35cm" fo:text-align="start"/>
      <style:text-properties style:font-name="Monaco" fo:font-size="18pt" style:font-size-asian="10pt" style:font-size-complex="10pt"/>
    </style:style>
    <style:style style:name="P18" style:family="paragraph">
      <style:paragraph-properties style:text-autospace="none"/>
      <style:text-properties style:font-name="Monaco2" fo:font-size="16pt" style:font-name-asian="Monaco2" style:font-size-asian="16pt" style:font-name-complex="Monaco2" style:font-size-complex="16pt"/>
    </style:style>
    <style:style style:name="P19" style:family="paragraph">
      <style:paragraph-properties fo:text-align="start"/>
      <style:text-properties style:font-name="Monaco1" fo:font-size="16pt" style:font-name-asian="Liberation Mono" style:font-size-asian="16pt" style:font-name-complex="Liberation Mono" style:font-size-complex="16pt"/>
    </style:style>
    <style:style style:name="P20" style:family="paragraph">
      <loext:graphic-properties draw:fill="none"/>
      <style:paragraph-properties fo:margin-top="0.42cm" fo:margin-bottom="0.35cm" fo:text-align="start"/>
      <style:text-properties style:font-name="Monaco1" fo:font-size="16pt" style:font-size-asian="16pt" style:font-size-complex="16pt"/>
    </style:style>
    <style:style style:name="P21" style:family="paragraph">
      <style:paragraph-properties style:text-autospace="none"/>
      <style:text-properties style:font-name="Monaco2" fo:font-size="18pt" style:font-name-asian="Monaco2" style:font-size-asian="18pt" style:font-name-complex="Monaco2" style:font-size-complex="18pt"/>
    </style:style>
    <style:style style:name="P22" style:family="paragraph">
      <loext:graphic-properties draw:fill="none"/>
      <style:paragraph-properties style:text-autospace="none"/>
      <style:text-properties style:font-name="Monaco2" fo:font-size="18pt" style:font-name-asian="Monaco2" style:font-size-asian="18pt" style:font-name-complex="Monaco2" style:font-size-complex="18pt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style:text-autospace="none"/>
      <style:text-properties fo:color="#000000" style:font-name="Monaco2" fo:font-size="18pt" style:font-name-asian="Monaco2" style:font-size-asian="18pt" style:font-name-complex="Monaco2" style:font-size-complex="18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e6e6e6"/>
      <style:paragraph-properties fo:text-align="center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fo:color="#000000" style:font-name="Monaco1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/>
    </style:style>
    <style:style style:name="T4" style:family="text">
      <style:text-properties fo:color="#8b008b" style:text-outline="false" style:text-line-through-style="none" style:text-line-through-type="none" style:font-name="Monaco2" fo:font-size="22pt" fo:font-style="normal" fo:text-shadow="none" style:text-underline-style="none" fo:font-weight="normal" style:letter-kerning="true" style:font-name-asian="Monaco2" style:font-size-asian="22pt" style:font-style-asian="normal" style:font-weight-asian="normal" style:font-name-complex="Monaco2" style:font-size-complex="22pt" style:font-style-complex="normal" style:font-weight-complex="normal" style:text-emphasize="none" style:font-relief="none"/>
    </style:style>
    <style:style style:name="T5" style:family="text">
      <style:text-properties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Monaco2" fo:font-size="22pt" fo:font-style="normal" fo:text-shadow="none" style:text-underline-style="none" fo:font-weight="normal" style:letter-kerning="true" style:font-name-asian="Monaco2" style:font-size-asian="22pt" style:font-style-asian="normal" style:font-weight-asian="normal" style:font-name-complex="Monaco2" style:font-size-complex="22pt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" style:family="text">
      <style:text-properties fo:color="#7b0052" style:font-name="Monaco2" fo:font-size="22pt" fo:font-weight="bold" style:font-name-asian="Monaco2" style:font-size-asian="22pt" style:font-weight-asian="bold" style:font-name-complex="Monaco2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font-name="Monaco2" fo:font-size="22pt" style:font-name-asian="Monaco2" style:font-size-asian="22pt" style:font-name-complex="Monaco2" style:font-size-complex="22pt"/>
    </style:style>
    <style:style style:name="T11" style:family="text">
      <style:text-properties fo:color="#0000ff" fo:font-size="22pt" style:font-size-asian="22pt" style:font-size-complex="22pt"/>
    </style:style>
    <style:style style:name="T12" style:family="text">
      <style:text-properties fo:color="#0000ff"/>
    </style:style>
    <style:style style:name="T13" style:family="text">
      <style:text-properties fo:color="#800000" style:font-name="Monaco1" fo:font-size="18pt" fo:font-weight="bold" style:font-size-asian="10pt" style:font-weight-asian="bold" style:font-size-complex="10pt" style:font-weight-complex="bold"/>
    </style:style>
    <style:style style:name="T14" style:family="text">
      <style:text-properties style:font-name="Monaco1" fo:font-size="18pt" style:font-size-asian="10pt" style:font-size-complex="10pt"/>
    </style:style>
    <style:style style:name="T15" style:family="text">
      <style:text-properties fo:color="#800000" style:font-name="Monaco" fo:font-size="18pt" style:font-size-asian="10pt" style:font-size-complex="10pt"/>
    </style:style>
    <style:style style:name="T16" style:family="text">
      <style:text-properties style:font-name="Monaco" fo:font-size="18pt" style:font-size-asian="10pt" style:font-size-complex="10pt"/>
    </style:style>
    <style:style style:name="T17" style:family="text">
      <style:text-properties fo:color="#0000ff" style:font-name="Monaco" fo:font-size="18pt" style:font-size-asian="10pt" style:font-size-complex="10pt"/>
    </style:style>
    <style:style style:name="T18" style:family="text">
      <style:text-properties fo:color="#7b0052" style:font-name="Monaco2" fo:font-size="16pt" fo:font-weight="bold" style:font-name-asian="Monaco2" style:font-size-asian="16pt" style:font-weight-asian="bold" style:font-name-complex="Monaco2" style:font-size-complex="16pt" style:font-weight-complex="bold"/>
    </style:style>
    <style:style style:name="T19" style:family="text">
      <style:text-properties style:font-name="Monaco1" fo:font-size="16pt" style:font-size-asian="16pt" style:font-size-complex="16pt"/>
    </style:style>
    <style:style style:name="T20" style:family="text">
      <style:text-properties fo:color="#000000" style:font-name="Monaco2" fo:font-size="16pt" style:font-name-asian="Monaco2" style:font-size-asian="16pt" style:font-name-complex="Monaco2" style:font-size-complex="16pt"/>
    </style:style>
    <style:style style:name="T21" style:family="text">
      <style:text-properties fo:color="#8b008b" style:font-name="Monaco2" fo:font-size="16pt" style:font-name-asian="Monaco2" style:font-size-asian="16pt" style:font-name-complex="Monaco2" style:font-size-complex="16pt"/>
    </style:style>
    <style:style style:name="T22" style:family="text">
      <style:text-properties fo:color="#808080" style:font-name="Monaco2" fo:font-size="16pt" fo:font-style="italic" style:font-name-asian="Monaco2" style:font-size-asian="16pt" style:font-style-asian="italic" style:font-name-complex="Monaco2" style:font-size-complex="16pt" style:font-style-complex="italic"/>
    </style:style>
    <style:style style:name="T23" style:family="text">
      <style:text-properties fo:color="#528d73" style:font-name="Monaco2" fo:font-size="16pt" fo:font-style="italic" style:font-name-asian="Monaco2" style:font-size-asian="16pt" style:font-style-asian="italic" style:font-name-complex="Monaco2" style:font-size-complex="16pt" style:font-style-complex="italic"/>
    </style:style>
    <style:style style:name="T24" style:family="text">
      <style:text-properties fo:color="#7b0052" style:font-name="Monaco2" fo:font-size="18pt" fo:font-weight="bold" style:font-name-asian="Monaco2" style:font-size-asian="18pt" style:font-weight-asian="bold" style:font-name-complex="Monaco2" style:font-size-complex="1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000000" style:font-name="Monaco2" fo:font-size="18pt" style:font-name-asian="Monaco2" style:font-size-asian="18pt" style:font-name-complex="Monaco2" style:font-size-complex="18pt"/>
    </style:style>
    <style:style style:name="T27" style:family="text">
      <style:text-properties fo:color="#8b008b" style:font-name="Monaco2" fo:font-size="18pt" style:font-name-asian="Monaco2" style:font-size-asian="18pt" style:font-name-complex="Monaco2" style:font-size-complex="18pt"/>
    </style:style>
    <style:style style:name="T28" style:family="text">
      <style:text-properties fo:color="#808080" style:font-name="Monaco2" fo:font-size="18pt" fo:font-style="italic" style:font-name-asian="Monaco2" style:font-size-asian="18pt" style:font-style-asian="italic" style:font-name-complex="Monaco2" style:font-size-complex="18pt" style:font-style-complex="italic"/>
    </style:style>
    <style:style style:name="T29" style:family="text">
      <style:text-properties fo:color="#295f94" style:font-name="Monaco2" fo:font-size="18pt" fo:font-style="italic" style:font-name-asian="Monaco2" style:font-size-asian="18pt" style:font-style-asian="italic" style:font-name-complex="Monaco2" style:font-size-complex="18pt" style:font-style-complex="italic"/>
    </style:style>
    <style:style style:name="T30" style:family="text">
      <style:text-properties fo:color="#800000" fo:font-size="18pt" style:font-size-asian="18pt" style:font-size-complex="18pt"/>
    </style:style>
    <style:style style:name="T3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Hack Your Javascri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Extension by Desugar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provides extensive support for lexical and context-free grammars; nonterminals seamlessly integrated with Rascal type system</text:p>
              </text:list-item>
              <text:list-item>
                <text:p>Parsers are generated on the fly</text:p>
              </text:list-item>
              <text:list-item>
                <text:p>We give a Javascript grammar and in the exercises you create SweeterJS (<text:span text:style-name="T2">.sjs</text:span>): Javascript with some language exten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custom-shape draw:style-name="gr3" draw:text-style-name="P5" draw:layer="layout" svg:width="15.708cm" svg:height="2.93cm" svg:x="7.664cm" svg:y="10.52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Debug Statement</text:p>
          </draw:text-box>
        </draw:frame>
        <draw:custom-shape draw:style-name="gr4" draw:text-style-name="P5" draw:layer="layout" svg:width="6.953cm" svg:height="1.846cm" svg:x="9.613cm" svg:y="4.79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1.951cm" svg:height="2.183cm" svg:x="9.229cm" svg:y="5.103cm">
          <draw:text-box>
            <text:p text:style-name="P6"><text:span text:style-name="T3"><text:s/></text:span><text:span text:style-name="T4">debug</text:span><text:span text:style-name="T5"> </text:span><text:span text:style-name="T6">"</text:span><text:span text:style-name="T7">Hello</text:span><text:span text:style-name="T6">"</text:span><text:span text:style-name="T6">;</text:span></text:p>
          </draw:text-box>
        </draw:frame>
        <draw:frame draw:style-name="gr6" draw:text-style-name="P9" draw:layer="layout" svg:width="16.104cm" svg:height="2.183cm" svg:x="8.192cm" svg:y="10.934cm">
          <draw:text-box>
            <text:p text:style-name="P8"><text:span text:style-name="T8">if</text:span><text:span text:style-name="T9"> </text:span><text:span text:style-name="T10">(</text:span><text:span text:style-name="T9">DEBUG_FLAG</text:span><text:span text:style-name="T10">)</text:span><text:span text:style-name="T9"> </text:span></text:p>
            <text:p text:style-name="P8"><text:span text:style-name="T9"><text:s text:c="3"/></text:span><text:span text:style-name="T9">console</text:span><text:span text:style-name="T10">.</text:span><text:span text:style-name="T9">log</text:span><text:span text:style-name="T10">(</text:span><text:span text:style-name="T9">"</text:span><text:span text:style-name="T11">DEBUG: Hello</text:span><text:span text:style-name="T9">"</text:span><text:span text:style-name="T10">);</text:span></text:p>
          </draw:text-box>
        </draw:frame>
        <draw:frame draw:style-name="gr7" draw:text-style-name="P11" draw:layer="layout" svg:width="6.327cm" svg:height="1.657cm" svg:x="0.439cm" svg:y="5.123cm">
          <draw:text-box>
            <text:p text:style-name="P10"><text:span text:style-name="T12">SweeterJS</text:span></text:p>
            <text:p text:style-name="P10"><text:span text:style-name="T12">(extended language)</text:span></text:p>
          </draw:text-box>
        </draw:frame>
        <draw:frame draw:style-name="gr7" draw:text-style-name="P13" draw:layer="layout" svg:width="5.091cm" svg:height="1.657cm" svg:x="1.172cm" svg:y="11.399cm">
          <draw:text-box>
            <text:p text:style-name="P10"><text:span text:style-name="T12">JavaScript</text:span></text:p>
            <text:p text:style-name="P12"><text:span text:style-name="T12">(base language)</text:span></text:p>
          </draw:text-box>
        </draw:frame>
        <draw:g>
          <draw:custom-shape draw:style-name="gr8" draw:text-style-name="P14" draw:layer="layout" svg:width="1.223cm" svg:height="2.169cm" svg:x="12.637cm" svg:y="7.86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5" draw:layer="layout" svg:width="2.898cm" svg:height="0.954cm" svg:x="13.837cm" svg:y="8.282cm">
            <draw:text-box>
              <text:p>Desugar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Extension</text:p>
          </draw:text-box>
        </draw:frame>
        <draw:g>
          <draw:custom-shape draw:style-name="gr9" draw:text-style-name="P5" draw:layer="layout" svg:width="14.668cm" svg:height="3.765cm" svg:x="9.462cm" svg:y="4.287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7" draw:layer="layout" svg:width="14.508cm" svg:height="3.455cm" svg:x="9.599cm" svg:y="4.245cm">
            <draw:text-box>
              <text:p text:style-name="P16"><text:span text:style-name="T13">var</text:span><text:span text:style-name="T14"> q = </text:span><text:span text:style-name="T13">select</text:span><text:span text:style-name="T14"> FirstName, LastName </text:span></text:p>
              <text:p text:style-name="P16"><text:span text:style-name="T14"><text:s text:c="8"/></text:span><text:span text:style-name="T13">from</text:span><text:span text:style-name="T14"> myList </text:span></text:p>
              <text:p text:style-name="P16"><text:span text:style-name="T14"><text:s text:c="8"/></text:span><text:span text:style-name="T13">where</text:span><text:span text:style-name="T14"> FirstName === "Chris"; </text:span></text:p>
            </draw:text-box>
          </draw:frame>
        </draw:g>
        <draw:g>
          <draw:custom-shape draw:style-name="gr11" draw:text-style-name="P5" draw:layer="layout" svg:width="19.246cm" svg:height="8.299cm" svg:x="7.173cm" svg:y="10.80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7" draw:layer="layout" svg:width="18.271cm" svg:height="9.495cm" svg:x="7.569cm" svg:y="10.829cm">
            <draw:text-box>
              <text:p text:style-name="P16"><text:span text:style-name="T15">var</text:span><text:span text:style-name="T16"> q = JSLINQ(myList) </text:span></text:p>
              <text:p text:style-name="P16"><text:span text:style-name="T16"><text:s text:c="8"/></text:span><text:span text:style-name="T16">.Where(</text:span><text:span text:style-name="T15">function</text:span><text:span text:style-name="T16">(item) { </text:span></text:p>
              <text:p text:style-name="P16"><text:span text:style-name="T16"><text:s text:c="12"/></text:span><text:span text:style-name="T15">return</text:span><text:span text:style-name="T16"> item.FirstName === </text:span><text:span text:style-name="T17">"Chris"</text:span><text:span text:style-name="T16">; </text:span></text:p>
              <text:p text:style-name="P16"><text:span text:style-name="T16"><text:s text:c="9"/></text:span><text:span text:style-name="T16">}) </text:span></text:p>
              <text:p text:style-name="P16"><text:span text:style-name="T16"><text:s text:c="8"/></text:span><text:span text:style-name="T16">.Select(</text:span><text:span text:style-name="T15">function</text:span><text:span text:style-name="T16"> (item) {</text:span></text:p>
              <text:p text:style-name="P16"><text:span text:style-name="T16"><text:s text:c="12"/></text:span><text:span text:style-name="T15">return</text:span><text:span text:style-name="T16"> {FirstName: item.FirstName </text:span></text:p>
              <text:p text:style-name="P16"><text:span text:style-name="T16"><text:s text:c="8"/></text:span><text:span text:style-name="T16">}); </text:span></text:p>
              <text:p text:style-name="P16"><text:span text:style-name="T16"/></text:p>
            </draw:text-box>
          </draw:frame>
        </draw:g>
        <draw:frame draw:style-name="gr7" draw:text-style-name="P11" draw:layer="layout" svg:width="6.327cm" svg:height="1.657cm" svg:x="0.438cm" svg:y="5.122cm">
          <draw:text-box>
            <text:p text:style-name="P10"><text:span text:style-name="T12">SweeterJS</text:span></text:p>
            <text:p text:style-name="P10"><text:span text:style-name="T12">(extended language)</text:span></text:p>
          </draw:text-box>
        </draw:frame>
        <draw:frame draw:style-name="gr7" draw:text-style-name="P13" draw:layer="layout" svg:width="5.091cm" svg:height="1.657cm" svg:x="1.056cm" svg:y="13.728cm">
          <draw:text-box>
            <text:p text:style-name="P10"><text:span text:style-name="T12">JavaScript</text:span></text:p>
            <text:p text:style-name="P12"><text:span text:style-name="T12">(base language)</text:span></text:p>
          </draw:text-box>
        </draw:frame>
        <draw:g>
          <draw:custom-shape draw:style-name="gr8" draw:text-style-name="P14" draw:layer="layout" svg:width="1.223cm" svg:height="2.169cm" svg:x="15.821cm" svg:y="8.49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5" draw:layer="layout" svg:width="2.898cm" svg:height="0.954cm" svg:x="17.021cm" svg:y="8.905cm">
            <draw:text-box>
              <text:p>Desugar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Define a Desugaring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tend base grammar with new constructs</text:p>
              </text:list-item>
              <text:list-item>
                <text:p>Transform extended grammar to base grammar</text:p>
              </text:list-item>
              <text:list-item>
                <text:p>Apply the transformation</text:p>
                <text:list>
                  <text:list-item>
                    <text:p>Taken care of when you save a <text:span text:style-name="T2">.sjs</text:span> file</text:p>
                  </text:list-item>
                  <text:list-item>
                    <text:p>The magic is in the framework that applies the transformation (in <text:span text:style-name="T2">src/javascript</text:span>): <text:s text:c="2"/></text:p>
                    <text:list>
                      <text:list-item>
                        <text:p><text:span text:style-name="T2">Syntax.rsc</text:span> (Javascript grammar)</text:p>
                      </text:list-item>
                      <text:list-item>
                        <text:p><text:span text:style-name="T2">Desugar.rsc</text:span> (default desugar function)</text:p>
                      </text:list-item>
                      <text:list-item>
                        <text:p><text:span text:style-name="T2">Plugin.rsc</text:span> (Eclipse plugin for SweeterJavascrip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custom-shape draw:style-name="gr13" draw:text-style-name="P5" draw:layer="layout" svg:width="25.754cm" svg:height="14.29cm" svg:x="1.263cm" svg:y="4.95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Base grammar: Javascript</text:p>
          </draw:text-box>
        </draw:frame>
        <draw:frame draw:style-name="gr14" draw:text-style-name="P20" draw:layer="layout" svg:width="26.554cm" svg:height="15.014cm" svg:x="1.419cm" svg:y="4.936cm">
          <draw:text-box>
            <text:p text:style-name="P18"><text:span text:style-name="T18">start</text:span><text:span text:style-name="T19"> </text:span><text:span text:style-name="T18">syntax</text:span><text:span text:style-name="T19"> Source </text:span></text:p>
            <text:p text:style-name="P18"><text:span text:style-name="T19"><text:s text:c="2"/></text:span><text:span text:style-name="T20">=</text:span><text:span text:style-name="T19"> source</text:span><text:span text:style-name="T20">:</text:span><text:span text:style-name="T19"> Statement</text:span><text:span text:style-name="T20">*</text:span></text:p>
            <text:p text:style-name="P18"><text:span text:style-name="T19"><text:s text:c="2"/></text:span><text:span text:style-name="T20">;</text:span></text:p>
            <text:p text:style-name="P18"><text:span text:style-name="T19"/></text:p>
            <text:p text:style-name="P18"><text:span text:style-name="T18">syntax</text:span><text:span text:style-name="T19"> Statement </text:span></text:p>
            <text:p text:style-name="P18"><text:span text:style-name="T19"><text:s text:c="2"/></text:span><text:span text:style-name="T20">=</text:span><text:span text:style-name="T19"> varDecl</text:span><text:span text:style-name="T20">:</text:span><text:span text:style-name="T19"> VarDecl</text:span></text:p>
            <text:p text:style-name="P18"><text:span text:style-name="T19"><text:s text:c="2"/></text:span><text:span text:style-name="T20">|</text:span><text:span text:style-name="T19"> empty</text:span><text:span text:style-name="T20">:</text:span><text:span text:style-name="T19"> </text:span><text:span text:style-name="T21">";"</text:span></text:p>
            <text:p text:style-name="P18"><text:span text:style-name="T19"><text:s text:c="2"/></text:span><text:span text:style-name="T20">|</text:span><text:span text:style-name="T19"> block</text:span><text:span text:style-name="T20">:</text:span><text:span text:style-name="T19"> </text:span><text:span text:style-name="T21">"{"</text:span><text:span text:style-name="T19"> Statement</text:span><text:span text:style-name="T20">*</text:span><text:span text:style-name="T19"> </text:span><text:span text:style-name="T21">"}"</text:span><text:span text:style-name="T19"> </text:span></text:p>
            <text:p text:style-name="P18"><text:span text:style-name="T19"><text:s text:c="2"/></text:span><text:span text:style-name="T20">|</text:span><text:span text:style-name="T19"> expression</text:span><text:span text:style-name="T20">:</text:span><text:span text:style-name="T19"> Expression</text:span><text:span text:style-name="T20">!</text:span><text:span text:style-name="T22">function</text:span><text:span text:style-name="T19"> </text:span><text:span text:style-name="T21">";"</text:span></text:p>
            <text:p text:style-name="P18"><text:span text:style-name="T19"><text:s text:c="2"/></text:span></text:p>
            <text:p text:style-name="P18"><text:span text:style-name="T19"><text:s text:c="2"/></text:span><text:span text:style-name="T23">// Block level things</text:span></text:p>
            <text:p text:style-name="P18"><text:span text:style-name="T19"><text:s text:c="2"/></text:span><text:span text:style-name="T20">|</text:span><text:span text:style-name="T19"> function</text:span><text:span text:style-name="T20">:</text:span><text:span text:style-name="T19"> Function</text:span></text:p>
            <text:p text:style-name="P18"><text:span text:style-name="T19"><text:s text:c="2"/></text:span><text:span text:style-name="T20">|</text:span><text:span text:style-name="T19"> ifThen</text:span><text:span text:style-name="T20">:</text:span><text:span text:style-name="T19"> </text:span><text:span text:style-name="T21">"if"</text:span><text:span text:style-name="T19"> </text:span><text:span text:style-name="T21">"("</text:span><text:span text:style-name="T19"> Expression </text:span><text:span text:style-name="T22">cond</text:span><text:span text:style-name="T19"> </text:span><text:span text:style-name="T21">")"</text:span><text:span text:style-name="T19"> Statement </text:span><text:span text:style-name="T20">()</text:span><text:span text:style-name="T19"> </text:span><text:span text:style-name="T20">!&gt;&gt;</text:span><text:span text:style-name="T19"> </text:span><text:span text:style-name="T21">"else"</text:span><text:span text:style-name="T19"> </text:span></text:p>
            <text:p text:style-name="P18"><text:span text:style-name="T19"><text:s text:c="2"/></text:span><text:span text:style-name="T20">|</text:span><text:span text:style-name="T19"> ifThenElse</text:span><text:span text:style-name="T20">:</text:span><text:span text:style-name="T19"> </text:span><text:span text:style-name="T21">"if"</text:span><text:span text:style-name="T19"> </text:span><text:span text:style-name="T21">"("</text:span><text:span text:style-name="T19"> Expression </text:span><text:span text:style-name="T22">cond</text:span><text:span text:style-name="T19"> </text:span><text:span text:style-name="T21">")"</text:span><text:span text:style-name="T19"> Statement </text:span><text:span text:style-name="T21">"else"</text:span><text:span text:style-name="T19"> Statement</text:span></text:p>
            <text:p text:style-name="P18"><text:span text:style-name="T19"><text:s text:c="2"/></text:span><text:span text:style-name="T20">|</text:span><text:span text:style-name="T19"> doWhile</text:span><text:span text:style-name="T20">:</text:span><text:span text:style-name="T19"> </text:span><text:span text:style-name="T21">"do"</text:span><text:span text:style-name="T19"> Statement </text:span><text:span text:style-name="T21">"while"</text:span><text:span text:style-name="T19"> </text:span><text:span text:style-name="T21">"("</text:span><text:span text:style-name="T19"> Expression </text:span><text:span text:style-name="T22">cond</text:span><text:span text:style-name="T19"> </text:span><text:span text:style-name="T21">")"</text:span><text:span text:style-name="T19"> </text:span><text:span text:style-name="T21">";"</text:span></text:p>
            <text:p text:style-name="P18"><text:span text:style-name="T19"><text:s text:c="2"/></text:span><text:span text:style-name="T20">|</text:span><text:span text:style-name="T19"> whileDo</text:span><text:span text:style-name="T20">:</text:span><text:span text:style-name="T19"> </text:span><text:span text:style-name="T21">"while"</text:span><text:span text:style-name="T19"> </text:span><text:span text:style-name="T21">"("</text:span><text:span text:style-name="T19"> Expression </text:span><text:span text:style-name="T22">cond</text:span><text:span text:style-name="T19"> </text:span><text:span text:style-name="T21">")"</text:span><text:span text:style-name="T19"> Statement</text:span></text:p>
            <text:p text:style-name="P18"><text:span text:style-name="T19"><text:s text:c="2"/></text:span><text:span text:style-name="T20">|</text:span><text:span text:style-name="T19"> forIn</text:span><text:span text:style-name="T20">:</text:span><text:span text:style-name="T19"> </text:span><text:span text:style-name="T21">"for"</text:span><text:span text:style-name="T19"> </text:span><text:span text:style-name="T21">"("</text:span><text:span text:style-name="T19"> Expression </text:span><text:span text:style-name="T22">var</text:span><text:span text:style-name="T19"> </text:span><text:span text:style-name="T21">"in"</text:span><text:span text:style-name="T19"> Expression </text:span><text:span text:style-name="T22">obj</text:span><text:span text:style-name="T19"> </text:span><text:span text:style-name="T21">")"</text:span><text:span text:style-name="T19"> Statement</text:span></text:p>
            <text:p text:style-name="P18"><text:span text:style-name="T19"><text:s text:c="2"/></text:span><text:span text:style-name="T20">|</text:span><text:span text:style-name="T19"> forInDeclaration</text:span><text:span text:style-name="T20">:</text:span><text:span text:style-name="T19"> </text:span><text:span text:style-name="T21">"for"</text:span><text:span text:style-name="T19"> </text:span><text:span text:style-name="T21">"("</text:span><text:span text:style-name="T19"> </text:span><text:span text:style-name="T21">"var"</text:span><text:span text:style-name="T19"> Id </text:span><text:span text:style-name="T21">"in"</text:span><text:span text:style-name="T19"> Expression </text:span><text:span text:style-name="T22">obj</text:span><text:span text:style-name="T19"> </text:span><text:span text:style-name="T21">")"</text:span><text:span text:style-name="T19"> Statement</text:span></text:p>
            <text:p text:style-name="P18"><text:span text:style-name="T19"><text:s text:c="2"/></text:span><text:span text:style-name="T20">|</text:span><text:span text:style-name="T19"> with</text:span><text:span text:style-name="T20">:</text:span><text:span text:style-name="T19"> </text:span><text:span text:style-name="T21">"with"</text:span><text:span text:style-name="T19"> </text:span><text:span text:style-name="T21">"("</text:span><text:span text:style-name="T19"> Expression </text:span><text:span text:style-name="T22">scope</text:span><text:span text:style-name="T19"> </text:span><text:span text:style-name="T21">")"</text:span><text:span text:style-name="T19"> Statement</text:span></text:p>
            <text:p text:style-name="P18"><text:span text:style-name="T19"><text:s text:c="2"/></text:span><text:span text:style-name="T19">...</text:span></text:p>
            <text:p text:style-name="P19"><text:span text:style-name="T19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custom-shape draw:style-name="gr15" draw:text-style-name="P5" draw:layer="layout" svg:width="15.708cm" svg:height="4.728cm" svg:x="7.043cm" svg:y="6.02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708cm" svg:height="2.93cm" svg:x="7.26cm" svg:y="13.55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tended grammar for <text:line-break/>Debug Statement</text:p>
          </draw:text-box>
        </draw:frame>
        <draw:frame draw:style-name="gr16" draw:text-style-name="P22" draw:layer="layout" svg:width="16.928cm" svg:height="5.795cm" svg:x="7.321cm" svg:y="5.902cm">
          <draw:text-box>
            <text:p text:style-name="P21"><text:span text:style-name="T24">syntax</text:span><text:span text:style-name="T25"> Statement </text:span></text:p>
            <text:p text:style-name="P21"><text:span text:style-name="T25"><text:s text:c="2"/></text:span><text:span text:style-name="T26">=</text:span><text:span text:style-name="T25"> varDecl</text:span><text:span text:style-name="T26">:</text:span><text:span text:style-name="T25"> VarDecl</text:span></text:p>
            <text:p text:style-name="P21"><text:span text:style-name="T25"><text:s text:c="2"/></text:span><text:span text:style-name="T26">|</text:span><text:span text:style-name="T25"> empty</text:span><text:span text:style-name="T26">:</text:span><text:span text:style-name="T25"> </text:span><text:span text:style-name="T27">";"</text:span></text:p>
            <text:p text:style-name="P21"><text:span text:style-name="T25"><text:s text:c="2"/></text:span><text:span text:style-name="T26">|</text:span><text:span text:style-name="T25"> block</text:span><text:span text:style-name="T26">:</text:span><text:span text:style-name="T25"> </text:span><text:span text:style-name="T27">"{"</text:span><text:span text:style-name="T25"> Statement</text:span><text:span text:style-name="T26">*</text:span><text:span text:style-name="T25"> </text:span><text:span text:style-name="T27">"}"</text:span><text:span text:style-name="T25"> </text:span></text:p>
            <text:p text:style-name="P21"><text:span text:style-name="T25"><text:s text:c="2"/></text:span><text:span text:style-name="T26">|</text:span><text:span text:style-name="T25"> expression</text:span><text:span text:style-name="T26">:</text:span><text:span text:style-name="T25"> Expression</text:span><text:span text:style-name="T26">!</text:span><text:span text:style-name="T28">function</text:span><text:span text:style-name="T25"> </text:span><text:span text:style-name="T27">";"</text:span></text:p>
            <text:p text:style-name="P21"><text:span text:style-name="T26">...</text:span></text:p>
          </draw:text-box>
        </draw:frame>
        <draw:frame draw:style-name="gr17" draw:text-style-name="P22" draw:layer="layout" svg:width="12.845cm" svg:height="4.076cm" svg:x="7.537cm" svg:y="13.422cm">
          <draw:text-box>
            <text:p text:style-name="P21"><text:span text:style-name="T24">syntax</text:span><text:span text:style-name="T25"> Statement</text:span></text:p>
            <text:p text:style-name="P21"><text:span text:style-name="T25"><text:s text:c="2"/></text:span><text:span text:style-name="T26">=</text:span><text:span text:style-name="T25"> </text:span><text:span text:style-name="T27">"debug"</text:span><text:span text:style-name="T25"> Expression </text:span><text:span text:style-name="T27">";"</text:span></text:p>
            <text:p text:style-name="P21"><text:span text:style-name="T25"><text:s text:c="2"/></text:span><text:span text:style-name="T26">;</text:span></text:p>
          </draw:text-box>
        </draw:frame>
        <draw:frame draw:style-name="gr7" draw:text-style-name="P13" draw:layer="layout" svg:width="5.091cm" svg:height="1.657cm" svg:x="0.896cm" svg:y="6.486cm">
          <draw:text-box>
            <text:p text:style-name="P10"><text:span text:style-name="T12">JavaScript</text:span></text:p>
            <text:p text:style-name="P12"><text:span text:style-name="T12">(base language)</text:span></text:p>
          </draw:text-box>
        </draw:frame>
        <draw:frame draw:style-name="gr7" draw:text-style-name="P11" draw:layer="layout" svg:width="6.327cm" svg:height="1.657cm" svg:x="0.532cm" svg:y="13.983cm">
          <draw:text-box>
            <text:p text:style-name="P10"><text:span text:style-name="T12">SweeterJS</text:span></text:p>
            <text:p text:style-name="P10"><text:span text:style-name="T12">(extended language)</text:span></text:p>
          </draw:text-box>
        </draw:frame>
        <draw:custom-shape draw:style-name="gr18" draw:text-style-name="P23" draw:layer="layout" svg:width="0.854cm" svg:height="0.9cm" svg:x="14.073cm" svg:y="11.9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custom-shape draw:style-name="gr19" draw:text-style-name="P5" draw:layer="layout" svg:width="26.668cm" svg:height="3.195cm" svg:x="0.719cm" svg:y="7.25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Desugaring for Debug Statement</text:p>
          </draw:text-box>
        </draw:frame>
        <draw:frame draw:style-name="gr20" draw:text-style-name="P22" draw:layer="layout" svg:width="27.065cm" svg:height="5.258cm" svg:x="0.714cm" svg:y="7.593cm">
          <draw:text-box>
            <text:p text:style-name="P21"><text:span text:style-name="T25">Statement desugar</text:span><text:span text:style-name="T26">((</text:span><text:span text:style-name="T25">Statement</text:span><text:span text:style-name="T26">)`</text:span><text:span text:style-name="T24">debug</text:span><text:span text:style-name="T25"> </text:span><text:span text:style-name="T29">&lt;Expression ex&gt;</text:span><text:span text:style-name="T26">;`)</text:span><text:span text:style-name="T25"> </text:span><text:span text:style-name="T26">{</text:span></text:p>
            <text:p text:style-name="P21"><text:span text:style-name="T25"><text:s text:c="2"/></text:span><text:span text:style-name="T30">r</text:span><text:span text:style-name="T24">eturn</text:span><text:span text:style-name="T25"> ...</text:span><text:span text:style-name="T26">;</text:span></text:p>
            <text:p text:style-name="P24"><text:span text:style-name="T25">}</text:span></text:p>
          </draw:text-box>
        </draw:frame>
        <draw:g xml:id="id18" draw:id="id18">
          <draw:custom-shape draw:style-name="gr21" draw:text-style-name="P25" xml:id="id1" draw:id="id1" draw:layer="layout" svg:width="3.575cm" svg:height="0.877cm" svg:x="0.97cm" svg:y="7.68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6" xml:id="id2" draw:id="id2" draw:layer="layout" svg:width="3.092cm" svg:height="1.595cm" svg:x="1.199cm" svg:y="4.081cm">
            <text:p text:style-name="P14">Returns a </text:p>
            <text:p text:style-name="P14">Statement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2.757cm" svg:y1="7.682cm" svg:x2="2.745cm" svg:y2="5.676cm" draw:start-shape="id1" draw:start-glue-point="0" draw:end-shape="id2" draw:end-glue-point="2" svg:d="M2757 7682l-12-2006" svg:viewBox="0 0 13 2007">
            <text:p/>
          </draw:connector>
        </draw:g>
        <draw:g xml:id="id17" draw:id="id17">
          <draw:custom-shape draw:style-name="gr24" draw:text-style-name="P25" xml:id="id3" draw:id="id3" draw:layer="layout" svg:width="2.815cm" svg:height="0.877cm" svg:x="4.684cm" svg:y="7.7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6" xml:id="id4" draw:id="id4" draw:layer="layout" svg:width="8.86cm" svg:height="1.456cm" svg:x="5.168cm" svg:y="4.151cm">
            <text:p text:style-name="P14">Desugar function</text:p>
            <text:p text:style-name="P14">(automatically called by plugin)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6.091cm" svg:y1="7.729cm" svg:x2="9.598cm" svg:y2="5.607cm" draw:start-shape="id3" draw:start-glue-point="0" draw:end-shape="id4" draw:end-glue-point="2" svg:d="M6091 7729l3507-2122" svg:viewBox="0 0 3508 2123">
            <text:p/>
          </draw:connector>
        </draw:g>
        <draw:g xml:id="id19" draw:id="id19">
          <draw:custom-shape draw:style-name="gr26" draw:text-style-name="P25" xml:id="id5" draw:id="id5" draw:layer="layout" svg:width="13.312cm" svg:height="1.177cm" svg:x="7.913cm" svg:y="7.6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6" xml:id="id6" draw:id="id6" draw:layer="layout" svg:width="8.86cm" svg:height="1.544cm" svg:x="6.484cm" svg:y="12.067cm">
            <text:p text:style-name="P14">Matches a Statement using </text:p>
            <text:p text:style-name="P14">a <text:span text:style-name="T31">concrete pattern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14.569cm" svg:y1="8.791cm" svg:x2="10.914cm" svg:y2="12.067cm" draw:start-shape="id5" draw:start-glue-point="2" draw:end-shape="id6" draw:end-glue-point="0" svg:d="M14569 8791l-3655 3276" svg:viewBox="0 0 3656 3277">
            <text:p/>
          </draw:connector>
        </draw:g>
        <draw:g xml:id="id20" draw:id="id20">
          <draw:custom-shape draw:style-name="gr28" draw:text-style-name="P25" xml:id="id7" draw:id="id7" draw:layer="layout" svg:width="5.859cm" svg:height="0.853cm" svg:x="14.675cm" svg:y="7.77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6" xml:id="id8" draw:id="id8" draw:layer="layout" svg:width="8.86cm" svg:height="1.55cm" svg:x="16.129cm" svg:y="12.017cm">
            <text:p text:style-name="P14">Pattern variable <text:span text:style-name="T31">ex</text:span> </text:p>
            <text:p text:style-name="P14">of type Expression (<text:span text:style-name="T31">hole</text:span>)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17.604cm" svg:y1="8.629cm" svg:x2="20.559cm" svg:y2="12.017cm" draw:start-shape="id7" draw:start-glue-point="2" draw:end-shape="id8" draw:end-glue-point="0" svg:d="M17604 8629l2955 3388" svg:viewBox="0 0 2956 338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ugaring for Debug Statement</text:p>
          </draw:text-box>
        </draw:frame>
        <draw:custom-shape draw:style-name="gr30" draw:text-style-name="P5" draw:layer="layout" svg:width="26.956cm" svg:height="4.638cm" svg:x="0.523cm" svg:y="9.2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2" draw:layer="layout" svg:width="26.791cm" svg:height="4.211cm" svg:x="0.587cm" svg:y="9.597cm">
          <draw:text-box>
            <text:p text:style-name="P21"><text:span text:style-name="T25">Statement desugar</text:span><text:span text:style-name="T26">((</text:span><text:span text:style-name="T25">Statement</text:span><text:span text:style-name="T26">)`</text:span><text:span text:style-name="T24">debug</text:span><text:span text:style-name="T25"> </text:span><text:span text:style-name="T29">&lt;Expression ex&gt;</text:span><text:span text:style-name="T26">;`)</text:span><text:span text:style-name="T25"> </text:span><text:span text:style-name="T26">{</text:span></text:p>
            <text:p text:style-name="P21"><text:span text:style-name="T26"/></text:p>
            <text:p text:style-name="P21"><text:span text:style-name="T25"><text:s text:c="2"/></text:span><text:span text:style-name="T24">return</text:span><text:span text:style-name="T25"> </text:span><text:span text:style-name="T26">(</text:span><text:span text:style-name="T25">Statement</text:span><text:span text:style-name="T26">)</text:span><text:span text:style-name="T25"> </text:span><text:span text:style-name="T26">`</text:span><text:span text:style-name="T24">if</text:span><text:span text:style-name="T25"> </text:span><text:span text:style-name="T26">(</text:span><text:span text:style-name="T25">DEBUG_FLAG</text:span><text:span text:style-name="T26">)</text:span><text:span text:style-name="T25"> </text:span></text:p>
            <text:p text:style-name="P21"><text:span text:style-name="T25"><text:s text:c="21"/></text:span><text:span text:style-name="T25">' <text:s/>console</text:span><text:span text:style-name="T26">.</text:span><text:span text:style-name="T25">log</text:span><text:span text:style-name="T26">(</text:span><text:span text:style-name="T25">"DEBUG: " </text:span><text:span text:style-name="T26">+</text:span><text:span text:style-name="T25"> </text:span><text:span text:style-name="T26">(</text:span><text:span text:style-name="T29">&lt;Expression ex&gt;</text:span><text:span text:style-name="T26">));`;</text:span></text:p>
            <text:p text:style-name="P24"><text:span text:style-name="T25">}</text:span></text:p>
          </draw:text-box>
        </draw:frame>
        <draw:g xml:id="id21" draw:id="id21">
          <draw:custom-shape draw:style-name="gr32" draw:text-style-name="P25" xml:id="id9" draw:id="id9" draw:layer="layout" svg:width="25.726cm" svg:height="2.746cm" svg:x="1.407cm" svg:y="10.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6" xml:id="id10" draw:id="id10" draw:layer="layout" svg:width="7.035cm" svg:height="1.107cm" svg:x="10.685cm" svg:y="5.699cm">
            <text:p text:style-name="P14">Return a Statement 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14.27cm" svg:y1="10.59cm" svg:x2="14.202cm" svg:y2="6.806cm" draw:start-shape="id9" draw:start-glue-point="0" draw:end-shape="id10" draw:end-glue-point="2" svg:d="M14270 10590l-68-3784" svg:viewBox="0 0 69 3785">
            <text:p/>
          </draw:connector>
        </draw:g>
        <draw:g xml:id="id22" draw:id="id22">
          <draw:custom-shape draw:style-name="gr34" draw:text-style-name="P25" xml:id="id11" draw:id="id11" draw:layer="layout" svg:width="22.518cm" svg:height="1.915cm" svg:x="4.245cm" svg:y="11.2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6" xml:id="id12" draw:id="id12" draw:layer="layout" svg:width="12.413cm" svg:height="1.107cm" svg:x="9.274cm" svg:y="15.227cm">
            <text:p text:style-name="P14">With a pattern that only uses base syntax 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15.504cm" svg:y1="13.151cm" svg:x2="15.48cm" svg:y2="15.227cm" draw:start-shape="id11" draw:end-shape="id12" draw:end-glue-point="0" svg:d="M15504 13151l-24 2076" svg:viewBox="0 0 25 2077">
            <text:p/>
          </draw:connector>
        </draw:g>
        <draw:g xml:id="id23" draw:id="id23">
          <draw:custom-shape draw:style-name="gr36" draw:text-style-name="P25" xml:id="id13" draw:id="id13" draw:layer="layout" svg:width="5.769cm" svg:height="0.901cm" svg:x="19.472cm" svg:y="12.06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6" xml:id="id14" draw:id="id14" draw:layer="layout" svg:width="10.243cm" svg:height="1.107cm" svg:x="17.304cm" svg:y="17.51cm">
            <text:p text:style-name="P14">Containing the original expression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22.356cm" svg:y1="12.967cm" svg:x2="22.425cm" svg:y2="17.51cm" draw:start-shape="id13" draw:start-glue-point="2" draw:end-shape="id14" draw:end-glue-point="0" svg:d="M22356 12967l69 4543" svg:viewBox="0 0 70 4544">
            <text:p/>
          </draw:connector>
        </draw:g>
        <draw:g xml:id="id24" draw:id="id24">
          <draw:custom-shape draw:style-name="gr38" draw:text-style-name="P25" xml:id="id15" draw:id="id15" draw:layer="layout" svg:width="0.9cm" svg:height="0.692cm" svg:x="8.583cm" svg:y="12.0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6" xml:id="id16" draw:id="id16" draw:layer="layout" svg:width="8.745cm" svg:height="1.405cm" svg:x="1.337cm" svg:y="17.512cm">
            <text:p text:style-name="P14">Note the single quote (')</text:p>
            <text:p text:style-name="P14">for multiline patterns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9.033cm" svg:y1="12.736cm" svg:x2="5.709cm" svg:y2="17.512cm" draw:start-shape="id15" draw:start-glue-point="2" draw:end-shape="id16" draw:end-glue-point="0" svg:d="M9033 12736l-3324 4776" svg:viewBox="0 0 3325 477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Monaco2" svg:font-family="Monaco" style:font-family-generic="modern" style:font-pitch="fixed"/>
    <style:font-face style:name="Monaco1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56M12S</meta:editing-duration>
    <meta:editing-cycles>307</meta:editing-cycles>
    <dc:date>2015-06-09T23:48:25.127516000</dc:date>
    <meta:generator>LibreOffice/4.4.1.2$MacOSX_X86_64 LibreOffice_project/45e2de17089c24a1fa810c8f975a7171ba4cd432</meta:generator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